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400000004D7F2E517.png"/>
  <manifest:file-entry manifest:media-type="image/png" manifest:full-path="Pictures/100000000000000400000004CC5182EB.png"/>
  <manifest:file-entry manifest:media-type="image/png" manifest:full-path="Pictures/10000000000002B900000032F04D3C73.png"/>
  <manifest:file-entry manifest:media-type="image/png" manifest:full-path="Pictures/1000000000000004000000044B8B09BB.png"/>
  <manifest:file-entry manifest:media-type="image/png" manifest:full-path="Pictures/1000000000000004000000042C88C416.png"/>
  <manifest:file-entry manifest:media-type="image/png" manifest:full-path="Pictures/1000000000000004000000045A636FA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P2" style:family="paragraph" style:parent-style-name="Standard" style:list-style-name="L1"/>
    <style:style style:name="T1" style:family="text">
      <style:text-properties style:text-position="super 58%"/>
    </style:style>
    <style:style style:name="Sect1" style:family="section">
      <style:section-properties fo:background-color="transparent" text:dont-balance-text-columns="false" BungeniSectionType="body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transparent" fo:margin-left="0.3in" fo:margin-right="0in" BungeniSectionType="Preface" __BungeniMetaEditable="false" style:editable="false">
        <style:columns fo:column-count="1" fo:column-gap="0in"/>
        <style:background-image xlink:href="Pictures/1000000000000004000000045A636FA8.png" xlink:type="simple" xlink:actuate="onLoad" style:filter-name="PNG - Portable Network Graphic"/>
      </style:section-properties>
    </style:style>
    <style:style style:name="Sect3" style:family="section">
      <style:section-properties fo:background-color="transparent" fo:margin-left="0.4in" fo:margin-right="0in" BungeniSectionType="PapersLaid" __BungeniMetaEditable="false" style:editable="false">
        <style:columns fo:column-count="1" fo:column-gap="0in"/>
        <style:background-image xlink:href="Pictures/100000000000000400000004CC5182EB.png" xlink:type="simple" xlink:actuate="onLoad" style:filter-name="PNG - Portable Network Graphic"/>
      </style:section-properties>
    </style:style>
    <style:style style:name="Sect4" style:family="section">
      <style:section-properties fo:background-color="transparent" fo:margin-left="0.6in" fo:margin-right="0in" BungeniSectionType="PapersLaidList" __BungeniMetaEditable="false" style:editable="false">
        <style:columns fo:column-count="1" fo:column-gap="0in"/>
        <style:background-image xlink:href="Pictures/100000000000000400000004CC5182EB.png" xlink:type="simple" xlink:actuate="onLoad" style:filter-name="PNG - Portable Network Graphic"/>
      </style:section-properties>
    </style:style>
    <style:style style:name="Sect5" style:family="section">
      <style:section-properties fo:background-color="transparent" fo:margin-left="0.4in" fo:margin-right="0in" BungeniSectionType="PersonalStatement" __BungeniMetaEditable="false" style:editable="false">
        <style:columns fo:column-count="1" fo:column-gap="0in"/>
        <style:background-image xlink:href="Pictures/1000000000000004000000042C88C416.png" xlink:type="simple" xlink:actuate="onLoad" style:filter-name="PNG - Portable Network Graphic"/>
      </style:section-properties>
    </style:style>
    <style:style style:name="Sect6" style:family="section">
      <style:section-properties fo:background-color="transparent" fo:margin-left="0.6in" fo:margin-right="0in" BungeniSectionType="Speech" __BungeniMetaEditable="true" BungeniPersonID="173" BungeniPersonRole="173" BungeniSpeechByURI="ken.person.Paddy.Ahenda.1964-10-31" BungeniSpeechBy="Paddy Ahenda" __BungeniMetaEditor="toolbarSubAction.makeDebateSpeechBlockSection.section_creation" style:editable="false">
        <style:columns fo:column-count="1" fo:column-gap="0in"/>
        <style:background-image xlink:href="Pictures/1000000000000004000000045A636FA8.png" xlink:type="simple" xlink:actuate="onLoad" style:filter-name="PNG - Portable Network Graphic"/>
      </style:section-properties>
    </style:style>
    <style:style style:name="Sect7" style:family="section">
      <style:section-properties fo:background-color="#ffffff" fo:margin-left="0.4in" fo:margin-right="0in" BungeniSectionType="Communication" __BungeniMetaEditable="false" style:editable="false">
        <style:columns fo:column-count="1" fo:column-gap="0in"/>
        <style:background-image/>
      </style:section-properties>
    </style:style>
    <style:style style:name="Sect8" style:family="section">
      <style:section-properties fo:background-color="transparent" fo:margin-left="0.4in" fo:margin-right="0in" BungeniSectionType="PointOfOrder" __BungeniMetaEditable="false" style:editable="false">
        <style:columns fo:column-count="1" fo:column-gap="0in"/>
        <style:background-image xlink:href="Pictures/1000000000000004000000044B8B09BB.png" xlink:type="simple" xlink:actuate="onLoad" style:filter-name="PNG - Portable Network Graphic"/>
      </style:section-properties>
    </style:style>
    <style:style style:name="Sect9" style:family="section">
      <style:section-properties fo:background-color="transparent" fo:margin-left="0.3in" fo:margin-right="0in" BungeniSectionType="PMotionsContainer" __BungeniMetaEditable="false" style:editable="false">
        <style:columns fo:column-count="1" fo:column-gap="0in"/>
        <style:background-image xlink:href="Pictures/1000000000000004000000044B8B09BB.png" xlink:type="simple" xlink:actuate="onLoad" style:filter-name="PNG - Portable Network Graphic"/>
      </style:section-properties>
    </style:style>
    <style:style style:name="Sect10" style:family="section">
      <style:section-properties fo:background-color="transparent" fo:margin-left="0.5in" fo:margin-right="0in" BungeniSectionType="ProceduralMotion" __BungeniMetaEditable="false" style:editable="false">
        <style:columns fo:column-count="1" fo:column-gap="0in"/>
        <style:background-image xlink:href="Pictures/1000000000000004000000042C88C416.png" xlink:type="simple" xlink:actuate="onLoad" style:filter-name="PNG - Portable Network Graphic"/>
      </style:section-properties>
    </style:style>
    <style:style style:name="Sect11" style:family="section">
      <style:section-properties fo:background-color="transparent" fo:margin-left="0.3in" fo:margin-right="0in" BungeniSectionType="NMotionsContainer" __BungeniMetaEditable="false" style:editable="false">
        <style:columns fo:column-count="1" fo:column-gap="0in"/>
        <style:background-image xlink:href="Pictures/100000000000000400000004D7F2E517.png" xlink:type="simple" xlink:actuate="onLoad" style:filter-name="PNG - Portable Network Graphic"/>
      </style:section-properties>
    </style:style>
    <style:style style:name="Sect12" style:family="section">
      <style:section-properties fo:background-color="transparent" fo:margin-left="0.5in" fo:margin-right="0in" BungeniSectionType="NoticeOfMotion" __BungeniMetaEditable="true" BungeniMotionNo="1" BungeniMotionTitle="Establishment of National Polytechnics" BungeniMotionURI="ken.motion.polytecnic" BungeniMotionName="Establishment of National Polytechnics" __BungeniMetaEditor="toolbarSubAction.makeDebateMotionBlockSection.section_creation" style:editable="false">
        <style:columns fo:column-count="1" fo:column-gap="0in"/>
        <style:background-image xlink:href="Pictures/1000000000000004000000042C88C416.png" xlink:type="simple" xlink:actuate="onLoad" style:filter-name="PNG - Portable Network Graphic"/>
      </style:section-properties>
    </style:style>
    <style:style style:name="Sect13" style:family="section">
      <style:section-properties fo:background-color="transparent" fo:margin-left="0.4in" fo:margin-right="0in" BungeniSectionType="Conclusion" __BungeniMetaEditable="false" style:editable="false">
        <style:columns fo:column-count="1" fo:column-gap="0in"/>
        <style:background-image xlink:href="Pictures/1000000000000004000000042C88C416.png" xlink:type="simple" xlink:actuate="onLoad" style:filter-name="PNG - Portable Network Graphic"/>
      </style:section-properties>
    </style:style>
    <text:list-style style:name="L1">
      <text:list-level-style-bullet text:level="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debaterecord">
        <text:p text:style-name="Standard"/>
        <text:section text:style-name="Sect2" text:name="preface">
          <text:p text:style-name="heading_5f_preface">Debate record for 26<text:span text:style-name="T1">th</text:span> July 2009</text:p>
          <text:p text:style-name="subheading_5f_preface">sub heading for debate record</text:p>
          <text:p text:style-name="Standard"/>
          <text:p text:style-name="Standard"/>
          <text:p text:style-name="Standard"/>
          <text:p text:style-name="Standard"/>
        </text:section>
        <text:p text:style-name="Standard"/>
        <text:section text:style-name="Sect3" text:name="papers1">
          <text:p text:style-name="Standard"/>
          <text:p text:style-name="heading_5f_papers">Tabled Documents more</text:p>
          <text:p text:style-name="subheading_5f_papers">sub heading text</text:p>
          <text:section text:style-name="Sect4" text:name="tbldocs1">
            <text:list xml:id="list44042890" text:style-name="L1">
              <text:list-item>
                <text:p text:style-name="P2"><text:a xlink:type="simple" xlink:href="uri:/ken/person/hon.khamasi/doc-20040704">The Report of the Commonwealth Parliamentary Association (CPA) Kenya branch delegation to the 35th CPA (Africa Region) conference held in Lobamba, Swaziland from 7th August, 2004 to 15th August, 2004. </text:a></text:p>
              </text:list-item>
              <text:list-item>
                <text:p text:style-name="P2"><text:a xlink:type="simple" xlink:href="uri:/ken/docs/ministry/agricultuer/doc000001">Annual Report and Accounts of Jomo Kenyatta University College of Agriculture and Technology for the year ended 30th June, 1990 and the Certificate thereon by the Auditor-General (Corporations)</text:a></text:p>
              </text:list-item>
              <text:list-item>
                <text:p text:style-name="P2"><text:a xlink:type="simple" xlink:href="uri:/ken/docs/ministry/education/doc000002">Audit Report and Accounts of Higher Education Loans Fund for the year ended 30th June, 1983 and the Certificate thereon by the Auditor-General (Corporations)</text:a></text:p>
              </text:list-item>
            </text:list>
            <text:p text:style-name="Standard"><text:a xlink:type="simple" xlink:href="uri:/ken/docs/ministry/education/doc000002"/></text:p>
            <text:p text:style-name="Standard"/>
            <text:p text:style-name="Standard"/>
            <text:p text:style-name="Standard"/>
          </text:section>
        </text:section>
        <text:p text:style-name="Standard"/>
        <text:section text:style-name="Sect5" text:name="pstatemnt1">
          <text:p text:style-name="Standard"/>
          <text:p text:style-name="Standard">Personal Statement</text:p>
          <text:section text:style-name="Sect6" text:name="speech1">
            <text:p text:style-name="Standard"/>
            <text:p text:style-name="Standard"><text:reference-mark-start text:name="BungeniSpeechBy:PaddyAhenda9208"/>Mr. Ahenda<text:reference-mark-end text:name="BungeniSpeechBy:PaddyAhenda9208"/>:(<text:reference-mark-start text:name="BungeniSpeechAs:7795"/>Minister of Law<text:reference-mark-end text:name="BungeniSpeechAs:7795"/>) this is the test of wits</text:p>
            <text:p text:style-name="Standard"/>
            <text:p text:style-name="Standard"/>
            <text:p text:style-name="Standard"/>
            <text:p text:style-name="Standard"/>
          </text:section>
          <text:p text:style-name="Standard"/>
          <text:p text:style-name="Standard"/>
          <text:p text:style-name="Standard"/>
          <text:p text:style-name="Standard"/>
        </text:section>
        <text:p text:style-name="Standard"/>
        <text:section text:style-name="Sect11" text:name="noticesmotion1">
          <text:p text:style-name="heading_5f_noticesofmotion">This is a heading</text:p>
          <text:section text:style-name="Sect12" text:name="noticeofmotion1">
            <text:p text:style-name="heading_5f_noticesofmotion"/>
            <text:p text:style-name="Standard"/>
            <text:p text:style-name="Standard"/>
          </text:section>
          <text:p text:style-name="Standard"><text:soft-page-break/></text:p>
        </text:section>
        <text:section text:style-name="Sect9" text:name="procmotions1">
          <text:p text:style-name="heading_5f_procmotions">Procedural Motion</text:p>
          <text:p text:style-name="Standard"/>
          <text:section text:style-name="Sect10" text:name="procmotion1">
            <text:p text:style-name="Standard"/>
            <text:p text:style-name="Standard"/>
            <text:p text:style-name="Standard"/>
            <text:p text:style-name="Standard"/>
          </text:section>
        </text:section>
        <text:section text:style-name="Sect8" text:name="porder1">
          <text:p text:style-name="heading_5f_pointoforder">POINT OF order</text:p>
          <text:p text:style-name="Standard"/>
          <text:p text:style-name="Standard"/>
        </text:section>
        <text:section text:style-name="Sect7" text:name="comnctn1">
          <text:p text:style-name="heading_5f_comchair">COMMUNICATION FROM THE CHAIR</text:p>
          <text:p text:style-name="Standard"/>
          <text:p text:style-name="Standard"/>
        </text:section>
        <text:p text:style-name="Standard"/>
        <text:section text:style-name="Sect13" text:name="concl1">
          <text:p text:style-name="Standard">This is the adjournment</text:p>
          <text:p text:style-name="Standard"/>
          <text:p text:style-name="Standard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fill-image draw:name="_31_0yh5x0yc2hsw" draw:display-name="10yh5x0yc2hsw" xlink:href="Pictures/1000000000000004000000044B8B09BB.png" xlink:type="simple" xlink:show="embed" xlink:actuate="onLoad"/>
    <draw:fill-image draw:name="_31_9r6mtqc2aw4a" draw:display-name="19r6mtqc2aw4a" xlink:href="Pictures/100000000000000400000004CC5182EB.png" xlink:type="simple" xlink:show="embed" xlink:actuate="onLoad"/>
    <draw:fill-image draw:name="_31_hj205w8appvv" draw:display-name="1hj205w8appvv" xlink:href="Pictures/1000000000000004000000044B8B09BB.png" xlink:type="simple" xlink:show="embed" xlink:actuate="onLoad"/>
    <draw:fill-image draw:name="_31_k5ekz7v8lewy" draw:display-name="1k5ekz7v8lewy" xlink:href="Pictures/1000000000000004000000045A636FA8.png" xlink:type="simple" xlink:show="embed" xlink:actuate="onLoad"/>
    <draw:fill-image draw:name="_31_l6mjmgclygy" draw:display-name="1l6mjmgclygy" xlink:href="Pictures/100000000000000400000004CC5182EB.png" xlink:type="simple" xlink:show="embed" xlink:actuate="onLoad"/>
    <draw:fill-image draw:name="_31_paawaercsfm2" draw:display-name="1paawaercsfm2" xlink:href="Pictures/1000000000000004000000045A636FA8.png" xlink:type="simple" xlink:show="embed" xlink:actuate="onLoad"/>
    <draw:fill-image draw:name="_31_xf2hwcxwkq6m" draw:display-name="1xf2hwcxwkq6m" xlink:href="Pictures/1000000000000004000000042C88C416.png" xlink:type="simple" xlink:show="embed" xlink:actuate="onLoad"/>
    <draw:fill-image draw:name="_38_zkdl5zd5f1f" draw:display-name="8zkdl5zd5f1f" xlink:href="Pictures/1000000000000004000000042C88C416.png" xlink:type="simple" xlink:show="embed" xlink:actuate="onLoad"/>
    <draw:fill-image draw:name="b4pnq1zau028" xlink:href="Pictures/100000000000000400000004D7F2E517.png" xlink:type="simple" xlink:show="embed" xlink:actuate="onLoad"/>
    <draw:fill-image draw:name="v49dv6dvdxis" xlink:href="Pictures/1000000000000004000000042C88C416.png" xlink:type="simple" xlink:show="embed" xlink:actuate="onLoad"/>
    <draw:fill-image draw:name="zt035uofcsre" xlink:href="Pictures/1000000000000004000000042C88C416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observation" style:family="paragraph" style:parent-style-name="Standard" style:next-style-name="Drawing">
      <style:text-properties fo:font-size="11pt" fo:font-style="italic"/>
    </style:style>
    <style:style style:name="Drawing" style:family="paragraph" style:parent-style-name="Caption" style:class="extra"/>
    <style:style style:name="heading_5f_motion" style:display-name="heading_motion" style:family="paragraph" style:parent-style-name="Heading" style:class="text">
      <style:text-properties style:font-name="Times new roman" fo:font-weight="bold"/>
    </style:style>
    <style:style style:name="subheading_5f_motion" style:display-name="subheading_motion" style:family="paragraph" style:parent-style-name="Heading_20_2" style:class="text">
      <style:text-properties style:font-name="Times new roman" fo:font-size="13pt" fo:font-style="normal" style:font-weight-asian="normal" style:font-weight-complex="normal"/>
    </style:style>
    <style:style style:name="subtitle_5f_motion" style:display-name="subtitle_motion" style:family="paragraph" style:parent-style-name="Heading_20_3" style:class="text">
      <style:text-properties style:font-name="Times new roman1" fo:font-size="12pt" fo:font-style="italic" fo:font-weight="normal"/>
    </style:style>
    <style:style style:name="heading_5f_preface" style:display-name="heading_preface" style:family="paragraph" style:parent-style-name="heading_5f_motion"/>
    <style:style style:name="subheading_5f_preface" style:display-name="subheading_preface" style:family="paragraph" style:parent-style-name="subheading_5f_motion"/>
    <style:style style:name="heading_5f_papers" style:display-name="heading_papers" style:family="paragraph" style:parent-style-name="heading_5f_preface"/>
    <style:style style:name="heading_5f_question" style:display-name="heading_question" style:family="paragraph" style:parent-style-name="heading_5f_motion" style:next-style-name="Standard"/>
    <style:style style:name="subheading_5f_question" style:display-name="subheading_question" style:family="paragraph" style:parent-style-name="subheading_5f_motion" style:next-style-name="Standard"/>
    <style:style style:name="heading_5f_allquestions" style:display-name="heading_allquestions" style:family="paragraph" style:parent-style-name="heading_5f_question" style:next-style-name="Standard"/>
    <style:style style:name="heading_5f_pointoforder" style:display-name="heading_pointoforder" style:family="paragraph" style:parent-style-name="heading_5f_motion"/>
    <style:style style:name="heading_5f_comchair" style:display-name="heading_comchair" style:family="paragraph" style:parent-style-name="heading_5f_pointoforder"/>
    <style:style style:name="heading_5f_pstatement" style:display-name="heading_pstatement" style:family="paragraph" style:parent-style-name="heading_5f_pointoforder"/>
    <style:style style:name="subheading_5f_papers" style:display-name="subheading_papers" style:family="paragraph" style:parent-style-name="subheading_5f_preface"/>
    <style:style style:name="heading_5f_noticesofmotion" style:display-name="heading_noticesofmotion" style:family="paragraph" style:parent-style-name="heading_5f_motion"/>
    <style:style style:name="heading_5f_procmotions" style:display-name="heading_procmotions" style:family="paragraph" style:parent-style-name="heading_5f_noticesofmotion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Mpm1">
      <style:page-layout-properties fo:page-width="8.5in" fo:page-height="11in" style:num-format="1" style:print-orientation="portrait" fo:margin-top="0.25in" fo:margin-bottom="0.7874in" fo:margin-left="0.7874in" fo:margin-right="0.7874in" fo:background-color="transparent" style:writing-mode="lr-tb" style:footnote-max-height="0in">
        <style:background-image xlink:href="Pictures/10000000000002B900000032F04D3C73.png" xlink:type="simple" xlink:actuate="onLoad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1T01:01:52</meta:creation-date>
    <meta:editing-cycles>6</meta:editing-cycles>
    <meta:editing-duration>PT00H24M30S</meta:editing-duration>
    <meta:initial-creator>Ashok Hariharan</meta:initial-creator>
    <dc:date>2009-07-22T09:21:50</dc:date>
    <dc:creator>Ashok Hariharan</dc:creator>
    <meta:document-statistic meta:table-count="0" meta:image-count="0" meta:object-count="0" meta:page-count="2" meta:paragraph-count="15" meta:word-count="133" meta:character-count="835"/>
    <meta:user-defined meta:name="BungeniCountryCode">ke</meta:user-defined>
    <meta:user-defined meta:name="BungeniDocAuthor"/>
    <meta:user-defined meta:name="BungeniDocPart">main</meta:user-defined>
    <meta:user-defined meta:name="BungeniDocType"/>
    <meta:user-defined meta:name="BungeniExpAuthor">user.Ashok</meta:user-defined>
    <meta:user-defined meta:name="BungeniExpAuthorURI">user.Ashok</meta:user-defined>
    <meta:user-defined meta:name="BungeniExpDate">2009-07-21</meta:user-defined>
    <meta:user-defined meta:name="BungeniExpDateName">expDate</meta:user-defined>
    <meta:user-defined meta:name="BungeniExpURI">/ke/debaterecord/2009-7-26/eng</meta:user-defined>
    <meta:user-defined meta:name="BungeniLanguageCode">eng</meta:user-defined>
    <meta:user-defined meta:name="BungeniManAuthor">user.Ashok</meta:user-defined>
    <meta:user-defined meta:name="BungeniManAuthorURI">user.Ashok</meta:user-defined>
    <meta:user-defined meta:name="BungeniManDate">2009-07-21</meta:user-defined>
    <meta:user-defined meta:name="BungeniManDateName">manDate</meta:user-defined>
    <meta:user-defined meta:name="BungeniManURI">/ke/debaterecord/2009-7-26/eng.xml</meta:user-defined>
    <meta:user-defined meta:name="BungeniOfficialDate">2009-07-26</meta:user-defined>
    <meta:user-defined meta:name="BungeniOfficialTime">01:01</meta:user-defined>
    <meta:user-defined meta:name="BungeniParliamentID">9</meta:user-defined>
    <meta:user-defined meta:name="BungeniParliamentSession">12</meta:user-defined>
    <meta:user-defined meta:name="BungeniParliamentSitting">3</meta:user-defined>
    <meta:user-defined meta:name="BungeniPublicationDate">2009-07-22</meta:user-defined>
    <meta:user-defined meta:name="BungeniPublicationName">debate-publication</meta:user-defined>
    <meta:user-defined meta:name="BungeniPublicationNameFull"/>
    <meta:user-defined meta:name="BungeniWorkAuthor">user.Ashok</meta:user-defined>
    <meta:user-defined meta:name="BungeniWorkAuthorURI">user.Ashok</meta:user-defined>
    <meta:user-defined meta:name="BungeniWorkDate">2009-07-26</meta:user-defined>
    <meta:user-defined meta:name="BungeniWorkDateName">workDate</meta:user-defined>
    <meta:user-defined meta:name="BungeniWorkURI">/ke/debaterecord/2009-7-26</meta:user-defined>
    <meta:user-defined meta:name="Info 1"/>
    <meta:user-defined meta:name="Info 2"/>
    <meta:user-defined meta:name="Info 3"/>
    <meta:user-defined meta:name="Info 4"/>
    <meta:user-defined meta:name="__BungeniDocMeta">true</meta:user-defined>
    <meta:user-defined meta:name="bungeniEditorNotes">&amp;lt;?xml version=&amp;quot;1.0&amp;quot; encoding=&amp;quot;UTF-8&amp;quot;?&amp;gt;
&amp;lt;notes&amp;gt;&amp;lt;note&amp;gt;&amp;lt;aut&amp;gt;Ashok&amp;lt;/aut&amp;gt;&amp;lt;dte&amp;gt;2009-07-22 09:20:37&amp;lt;/dte&amp;gt;&amp;lt;txt&amp;gt;&amp;lt;![CDATA[This is an editor note]]&amp;gt;&amp;lt;/txt&amp;gt;&amp;lt;/note&amp;gt;&amp;lt;/notes&amp;gt;
</meta:user-defined>
  </office:meta>
</office:document-meta>
</file>